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NN variando k con K = 2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asa</text:p>
          </table:table-cell>
          <table:table-cell office:value-type="string" calcext:value-type="string">
            <text:p>Procesa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77.6" calcext:value-type="float">
            <text:p>23677,6</text:p>
          </table:table-cell>
          <table:table-cell office:value-type="float" office:value="0.952476" calcext:value-type="float">
            <text:p>0,952476</text:p>
          </table:table-cell>
          <table:table-cell office:value-type="string" calcext:value-type="string">
            <text:p>Corei7-2.20 Ghz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07.48" calcext:value-type="float">
            <text:p>3307,48</text:p>
          </table:table-cell>
          <table:table-cell office:value-type="float" office:value="0.942452" calcext:value-type="float">
            <text:p>0,94245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344.49" calcext:value-type="float">
            <text:p>3344,49</text:p>
          </table:table-cell>
          <table:table-cell office:value-type="float" office:value="0.91681" calcext:value-type="float">
            <text:p>0,9168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760.26" calcext:value-type="float">
            <text:p>3760,26</text:p>
          </table:table-cell>
          <table:table-cell office:value-type="float" office:value="0.844905" calcext:value-type="float">
            <text:p>0,8449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6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00-00-00T00:00:03.94039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3T14:26:45.344765467</dc:date>
    <meta:editing-duration>P0D</meta:editing-duration>
    <meta:editing-cycles>6</meta:editing-cycles>
    <meta:generator>LibreOffice/4.1.3.2$Linux_X86_64 LibreOffice_project/410m0$Build-2</meta:generator>
    <dc:creator>jporto </dc:creator>
    <meta:document-statistic meta:table-count="1" meta:cell-count="18" meta:object-count="0"/>
  </office:meta>
</office:document-meta>
</file>